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Calibri2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officeooo:paragraph-rsid="0011c6ea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alibri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Calibri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"/>
    </style:style>
    <style:style style:name="P25" style:family="paragraph" style:parent-style-name="Standard">
      <style:text-properties fo:color="#0070c0" style:font-name="Calibri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29" style:family="paragraph" style:parent-style-name="UrbanTitle">
      <style:text-properties style:font-name="Calibri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Calibri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text-properties style:font-name="Calibri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paragraph-properties fo:text-align="center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6" style:family="paragraph" style:parent-style-name="UrbanBody_20_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text-properties style:font-name="Calibri" fo:font-size="10pt" style:font-size-asian="10pt" style:font-size-complex="10pt"/>
    </style:style>
    <style:style style:name="P38" style:family="paragraph" style:parent-style-name="UrbanBody_20_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9" style:family="paragraph" style:parent-style-name="UrbanBody_20_">
      <style:paragraph-properties fo:text-align="end" style:justify-single-word="false"/>
      <style:text-properties style:font-name="Calibri" fo:font-size="10pt" style:font-size-asian="10pt" style:font-size-complex="10pt"/>
    </style:style>
    <style:style style:name="P40" style:family="paragraph" style:parent-style-name="UrbanBody_20_">
      <style:text-properties style:font-name="Calibri" fo:font-size="10pt" officeooo:paragraph-rsid="001078c9" style:font-size-asian="10pt" style:font-size-complex="10pt"/>
    </style:style>
    <style:style style:name="P41" style:family="paragraph" style:parent-style-name="UrbanBody_20_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text-properties style:font-name="Calibri" fo:font-size="4pt" style:font-size-asian="3.5pt" style:font-size-complex="4pt"/>
    </style:style>
    <style:style style:name="P46" style:family="paragraph" style:parent-style-name="UrbanBody_20_">
      <style:paragraph-properties fo:text-align="center" style:justify-single-word="false"/>
      <style:text-properties style:font-name="Calibri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10.5pt" style:text-underline-style="none" fo:font-weight="normal" style:font-size-asian="10.5pt" style:font-weight-asian="normal" style:font-size-complex="10.5pt" style:font-weight-complex="normal"/>
    </style:style>
    <style:style style:name="P48" style:family="paragraph" style:parent-style-name="UrbanBody_20_">
      <style:text-properties style:font-name="Calibri" fo:font-size="9.5pt" style:font-size-asian="9.5pt" style:font-size-complex="9.5pt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50" style:family="paragraph" style:parent-style-name="UrbanBody_20_">
      <style:text-properties style:font-name="Calibri" fo:font-size="9pt" style:font-size-asian="9pt" style:font-size-complex="9pt"/>
    </style:style>
    <style:style style:name="P5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52" style:family="paragraph" style:parent-style-name="UrbanBody_20_">
      <style:paragraph-properties fo:text-align="start" style:justify-single-word="false"/>
      <style:text-properties style:font-name="Calibri" fo:font-size="9pt" style:font-size-asian="9pt" style:font-size-complex="9pt"/>
    </style:style>
    <style:style style:name="P53" style:family="paragraph" style:parent-style-name="UrbanBody_20_">
      <style:text-properties style:font-name="Calibri" fo:font-size="9pt" officeooo:rsid="001078c9" officeooo:paragraph-rsid="001078c9" style:font-size-asian="9pt" style:font-size-complex="9pt"/>
    </style:style>
    <style:style style:name="P54" style:family="paragraph" style:parent-style-name="UrbanBody_20_">
      <style:text-properties style:use-window-font-color="true" style:text-outline="false" style:text-line-through-style="none" style:text-line-through-type="none" style:font-name="Calibri" fo:font-size="10pt" fo:letter-spacing="normal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57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"/>
    </style:style>
    <style:style style:name="P59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" fo:font-size="2pt" style:font-size-asian="1.75pt" style:font-size-complex="2pt"/>
    </style:style>
    <style:style style:name="P6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Calibri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Calibri" fo:font-size="9pt" style:font-size-asian="9pt" style:font-size-complex="9pt"/>
    </style:style>
    <style:style style:name="P63" style:family="paragraph" style:parent-style-name="UrbanTitle">
      <style:paragraph-properties fo:break-before="page"/>
      <style:text-properties style:font-name="Calibri" fo:font-size="12pt" style:text-underline-style="none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c6e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style:use-window-font-color="true" style:font-name="Times New Roman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use-window-font-color="true" style:font-name="Calibri2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style:use-window-font-color="true" style:font-name="Calibri2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1" style:family="text">
      <style:text-properties style:use-window-font-color="true" style:font-name="Calibri2" fo:font-size="9.5pt" fo:letter-spacing="normal" fo:language="fr" fo:country="BE" style:text-underline-style="none" style:font-size-asian="9.5pt" style:font-name-complex="Calibri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c6ea" style:font-style-asian="normal" style:font-weight-asian="normal" style:font-style-complex="normal" style:font-weight-complex="normal"/>
    </style:style>
    <style:style style:name="T44" style:family="text">
      <style:text-properties fo:text-transform="uppercase"/>
    </style:style>
    <style:style style:name="T45" style:family="text">
      <style:text-properties fo:text-transform="uppercase" fo:font-weight="bold" style:font-weight-asian="bold"/>
    </style:style>
    <style:style style:name="T46" style:family="text">
      <style:text-properties fo:font-variant="small-caps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11c6ea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7" form:id="control1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8" form:id="control1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4" form:id="control1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7">Code du developpement territorial</text:p>
      <text:p text:style-name="P24"><text:span text:style-name="T5">Formulaire d’envoi d’un dossier au fonctionnaire délégué</text:span><text:span text:style-name="T46"> </text:span>par le collège de <text:span text:style-name="Police_20_par_20_défaut"><text:span text:style-name="T29"><text:text-input text:description="">tool.getCityName()</text:text-input></text:span></text:span><text:span text:style-name="Police_20_par_20_défaut"><text:span text:style-name="T28"><text:s/></text:span></text:span></text:p>
      <text:p text:style-name="P58"><text:span text:style-name="T5"><text:s/></text:span>Réf. communale :  <text:s/><text:span text:style-name="T40"><text:text-input text:description="">licence_helper.reference</text:text-input></text:span><text:span text:style-name="T40"><text:s/>/ </text:span><text:span text:style-name="T40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2"><draw:control text:anchor-type="as-char" svg:y="-0.302cm" draw:z-index="71" draw:style-name="gr2" draw:text-style-name="P66" svg:width="0.331cm" svg:height="0.32cm" draw:control="control72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2"><draw:control text:anchor-type="as-char" svg:y="-0.302cm" draw:z-index="70" draw:style-name="gr2" draw:text-style-name="P66" svg:width="0.331cm" svg:height="0.32cm" draw:control="control71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2"><draw:control text:anchor-type="as-char" svg:y="-0.302cm" draw:z-index="72" draw:style-name="gr2" draw:text-style-name="P66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2" draw:style-name="gr2" draw:text-style-name="P66" svg:width="0.331cm" svg:height="0.32cm" draw:control="control93"/></text:span><text:span text:style-name="T24"><text:s/></text:span><text:span text:style-name="T25">prolongation du délai de 30 jours ?</text:span></text:p>
            <text:p text:style-name="P4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1" draw:style-name="gr2" draw:text-style-name="P66" svg:width="0.331cm" svg:height="0.32cm" draw:control="control92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3">N.B. : un « primo dossier » avait déjà été envoyé : <draw:control text:anchor-type="as-char" svg:y="-0.302cm" draw:z-index="89" draw:style-name="gr2" draw:text-style-name="P66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6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50"><office:annotation><dc:creator>Auteur inconnu</dc:creator><dc:date>2017-05-16T10:02:36</dc:date><text:p text:style-name="P64"><text:span text:style-name="T68">do text if not licence_helper.folderCategory.count('UCP')</text:span></text:p></office:annotation></text:span><text:span text:style-name="T50"><draw:control text:anchor-type="as-char" svg:y="-0.302cm" draw:z-index="53" draw:style-name="gr2" draw:text-style-name="P66" svg:width="0.331cm" svg:height="0.32cm" draw:control="control54"/></text:span><text:span text:style-name="T50"><text:s/>UFD</text:span><text:span text:style-name="T49">: permis d'urbanisme </text:span><text:span text:style-name="T51">délivré par le FD</text:span></text:p>
            <text:p text:style-name="P7"><text:span text:style-name="T52"><office:annotation><dc:creator>Auteur inconnu</dc:creator><dc:date>2017-05-16T10:02:36</dc:date><text:p text:style-name="P64"><text:span text:style-name="T68">do text if licence_helper.folderCategory.count('UCP')</text:span></text:p></office:annotation></text:span><text:span text:style-name="T52"><draw:control text:anchor-type="as-char" svg:y="-0.302cm" draw:z-index="85" draw:style-name="gr2" draw:text-style-name="P66" svg:width="0.331cm" svg:height="0.32cm" draw:control="control86"/></text:span><text:span text:style-name="T55"><text:s/>UFD</text:span><text:span text:style-name="T54">: permis d'urbanisme </text:span><text:span text:style-name="T51">délivré par le FD</text:span></text:p>
            <text:p text:style-name="P7"><text:span text:style-name="T50"><draw:control text:anchor-type="as-char" svg:y="-0.302cm" draw:z-index="52" draw:style-name="gr2" draw:text-style-name="P66" svg:width="0.331cm" svg:height="0.32cm" draw:control="control53"/></text:span><text:span text:style-name="T50"><text:s/>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7"><text:span text:style-name="T50"><draw:control text:anchor-type="as-char" svg:y="-0.302cm" draw:z-index="54" draw:style-name="gr2" draw:text-style-name="P66" svg:width="0.331cm" svg:height="0.32cm" draw:control="control55"/></text:span><text:span text:style-name="T50"><text:s/>CFD</text:span><text:span text:style-name="T49">: certificat d’urbanisme </text:span><text:span text:style-name="T51">délivré par le FD</text:span></text:p>
            <text:p text:style-name="P7"><text:bookmark text:name="Unknown4"/><text:span text:style-name="T5"><draw:control text:anchor-type="as-char" svg:y="-0.302cm" draw:z-index="55" draw:style-name="gr2" draw:text-style-name="P66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6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6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6" svg:width="0.331cm" svg:height="0.32cm" draw:control="control59"/></text:span><text:span text:style-name="T5"><text:s/>PU</text:span> : permis <text:s/><text:span text:style-name="T13">UNIQUE</text:span> (= Urba.+ Envir.)</text:p>
            <text:p text:style-name="P8"><text:span text:style-name="T64">Permis Intégré </text:span><text:span text:style-name="T65">Commercial</text:span><text:span text:style-name="T64">:</text:span></text:p>
            <text:p text:style-name="P8"><text:span text:style-name="T64"><draw:control text:anchor-type="as-char" svg:y="-0.302cm" draw:z-index="59" draw:style-name="gr2" draw:text-style-name="P66" svg:width="0.331cm" svg:height="0.32cm" draw:control="control60"/></text:span><text:span text:style-name="T64"><text:s/>PIC/PIUR</text:span><text:span text:style-name="T63"> : avec Urbanisme se</text:span></text:p>
            <text:p text:style-name="P8"><text:span text:style-name="T64"><draw:control text:anchor-type="as-char" svg:y="-0.302cm" draw:z-index="60" draw:style-name="gr2" draw:text-style-name="P66" svg:width="0.331cm" svg:height="0.32cm" draw:control="control61"/></text:span><text:span text:style-name="T64"><text:s/>PIC/PIEN</text:span><text:span text:style-name="T63"> : avec Environnement seul </text:span></text:p>
            <text:p text:style-name="P8"><text:span text:style-name="T63"><draw:control text:anchor-type="as-char" svg:y="-0.302cm" draw:z-index="61" draw:style-name="gr2" draw:text-style-name="P66" svg:width="0.331cm" svg:height="0.32cm" draw:control="control62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7"><text:span text:style-name="T59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8">do text if not licence_helper.folderCategory.count('UCO:')</text:span></text:p></office:annotation><draw:control text:anchor-type="as-char" svg:y="-0.302cm" draw:z-index="62" draw:style-name="gr2" draw:text-style-name="P66" svg:width="0.331cm" svg:height="0.32cm" draw:control="control63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text:span text:style-name="T57"><office:annotation><dc:creator>Auteur inconnu</dc:creator><dc:date>2017-05-16T09:30:02</dc:date><text:p text:style-name="P64"><text:span text:style-name="T68">do text if licence_helper.folderCategory.count('UCO:')</text:span></text:p></office:annotation></text:span><text:span text:style-name="T57"><draw:control text:anchor-type="as-char" svg:y="-0.302cm" draw:z-index="80" draw:style-name="gr2" draw:text-style-name="P66" svg:width="0.331cm" svg:height="0.32cm" draw:control="control81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office:annotation><dc:creator>Auteur inconnu</dc:creator><dc:date>2017-05-16T09:33:35</dc:date><text:p text:style-name="P64"><text:span text:style-name="T68">do text if not licence_helper.folderCategory.count('UCO/D')</text:span></text:p></office:annotation><draw:control text:anchor-type="as-char" svg:y="-0.302cm" draw:z-index="63" draw:style-name="gr2" draw:text-style-name="P66" svg:width="0.331cm" svg:height="0.32cm" draw:control="control64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text:span text:style-name="T57"><office:annotation><dc:creator>Auteur inconnu</dc:creator><dc:date>2017-05-16T09:33:35</dc:date><text:p text:style-name="P64"><text:span text:style-name="T68">do text if licence_helper.folderCategory.count('UCO/D')</text:span></text:p></office:annotation></text:span><text:span text:style-name="T57"><draw:control text:anchor-type="as-char" svg:y="-0.302cm" draw:z-index="81" draw:style-name="gr2" draw:text-style-name="P66" svg:width="0.331cm" svg:height="0.32cm" draw:control="control82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draw:control text:anchor-type="as-char" svg:y="-0.302cm" draw:z-index="64" draw:style-name="gr2" draw:text-style-name="P66" svg:width="0.331cm" svg:height="0.32cm" draw:control="control65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25"/>
            <text:p text:style-name="P60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8">do text if not licence_helper.folderCategory.count('UCO/A')</text:span></text:p></office:annotation></text:span><text:span text:style-name="T8"><draw:control text:anchor-type="as-char" svg:y="-0.302cm" draw:z-index="65" draw:style-name="gr2" draw:text-style-name="P66" svg:width="0.331cm" svg:height="0.32cm" draw:control="control66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8">do text if licence_helper.folderCategory.count('UCO/A')</text:span></text:p></office:annotation></text:span><text:span text:style-name="T8"><draw:control text:anchor-type="as-char" svg:y="-0.302cm" draw:z-index="82" draw:style-name="gr2" draw:text-style-name="P66" svg:width="0.331cm" svg:height="0.32cm" draw:control="control83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8">do text if not licence_helper.folderCategory.count('UCO/PD')</text:span></text:p></office:annotation></text:span><text:span text:style-name="T8"><draw:control text:anchor-type="as-char" svg:y="-0.302cm" draw:z-index="66" draw:style-name="gr2" draw:text-style-name="P66" svg:width="0.331cm" svg:height="0.32cm" draw:control="control67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3:14</dc:date><text:p text:style-name="P64"><text:span text:style-name="T68">do </text:span><text:span text:style-name="T76">text</text:span><text:span text:style-name="T68"> if licence_helper.folderCategory.count('UCO/PD')</text:span></text:p></office:annotation></text:span><text:span text:style-name="T8"><draw:control text:anchor-type="as-char" svg:y="-0.302cm" draw:z-index="83" draw:style-name="gr2" draw:text-style-name="P66" svg:width="0.331cm" svg:height="0.32cm" draw:control="control84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6">text</text:span><text:span text:style-name="T68"> if not licence_helper.folderCategory.count('UCO/ED')</text:span></text:p></office:annotation></text:span><text:span text:style-name="T8"><draw:control text:anchor-type="as-char" svg:y="-0.302cm" draw:z-index="67" draw:style-name="gr2" draw:text-style-name="P66" svg:width="0.331cm" svg:height="0.32cm" draw:control="control68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6">text</text:span><text:span text:style-name="T68"> if licence_helper.folderCategory.count('UCO/ED')</text:span></text:p></office:annotation></text:span><text:span text:style-name="T8"><draw:control text:anchor-type="as-char" svg:y="-0.302cm" draw:z-index="84" draw:style-name="gr2" draw:text-style-name="P66" svg:width="0.331cm" svg:height="0.32cm" draw:control="control85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6" svg:width="0.331cm" svg:height="0.32cm" draw:control="control69"/></text:span><text:span text:style-name="T8"><text:s/>LCO/PD: permis </text:span><text:span text:style-name="T35">d'urbanisation </text:span><text:span text:style-name="T17">direct</text:span></text:p>
            <text:p text:style-name="P9"><text:span text:style-name="T19"><draw:control text:anchor-type="as-char" svg:y="-0.302cm" draw:z-index="69" draw:style-name="gr2" draw:text-style-name="P66" svg:width="0.331cm" svg:height="0.32cm" draw:control="control70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5">Demandeur </text:span>: nom, prénom</text:p>
          </table:table-cell>
          <table:table-cell table:style-name="Tableau11.B1" table:number-columns-spanned="6" office:value-type="string">
            <text:p text:style-name="P50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5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5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50"><text:text-input text:description="Situation des travaux">self.getWorkLocationSignaletic()</text:text-input></text:p>
            <text:p text:style-name="P50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5">OBJET</text:span> de la demande : </text:p>
          </table:table-cell>
          <table:table-cell table:style-name="Tableau11.B2" table:number-columns-spanned="6" office:value-type="string">
            <text:p text:style-name="P51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4">Auteur de projet</text:span> : nom</text:p>
          </table:table-cell>
          <table:table-cell table:style-name="Tableau11.B2" table:number-columns-spanned="6" office:value-type="string">
            <text:p text:style-name="P51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3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8"/>
            <text:p text:style-name="P18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30 jours' in licence_helper.annoncedDelay</text:span></text:p></office:annotation><text:span text:style-name="T6"><draw:control text:anchor-type="as-char" draw:z-index="86" draw:style-name="gr1" draw:text-style-name="P66" svg:width="0.447cm" svg:height="0.399cm" draw:control="control87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75 jours' in licence_helper.annoncedDelay</text:span></text:p></office:annotation><text:span text:style-name="T6"><draw:control text:anchor-type="as-char" draw:z-index="87" draw:style-name="gr1" draw:text-style-name="P66" svg:width="0.447cm" svg:height="0.399cm" draw:control="control88"/></text:span><text:s/>75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15 jours' in licence_helper.annoncedDelay</text:span></text:p></office:annotation><text:span text:style-name="T6"><draw:control text:anchor-type="as-char" draw:z-index="88" draw:style-name="gr1" draw:text-style-name="P66" svg:width="0.447cm" svg:height="0.399cm" draw:control="control89"/></text:span><text:s/>115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60 jours' in licence_helper.annoncedDelay</text:span></text:p></office:annotation><text:span text:style-name="T6"><draw:control text:anchor-type="as-char" draw:z-index="99" draw:style-name="gr1" draw:text-style-name="P66" svg:width="0.447cm" svg:height="0.399cm" draw:control="control100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05 jours' in licence_helper.annoncedDelay</text:span></text:p></office:annotation><text:span text:style-name="T6"><draw:control text:anchor-type="as-char" draw:z-index="100" draw:style-name="gr1" draw:text-style-name="P66" svg:width="0.447cm" svg:height="0.399cm" draw:control="control101"/></text:span><text:s/>7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'145 jours' in licence_helper.annoncedDelay</text:span></text:p></office:annotation></text:span><text:span text:style-name="T10"><draw:control text:anchor-type="as-char" draw:z-index="98" draw:style-name="gr1" draw:text-style-name="P66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7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7" draw:style-name="gr2" draw:text-style-name="P66" svg:width="0.331cm" svg:height="0.32cm" draw:control="control98"/></text:span><text:span text:style-name="T24"><text:s/></text:span><text:span text:style-name="T25">prolongation du délai de 30 jours ?</text:span></text:p>
            <text:p text:style-name="P19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3" draw:style-name="gr2" draw:text-style-name="P66" svg:width="0.331cm" svg:height="0.32cm" draw:control="control94"/></text:span><text:span text:style-name="T26"><text:s/></text:span><text:span text:style-name="T27">PROROGATION DE DELAI : +30 JOURS</text:span><text:span text:style-name="T6"> <text:s/></text:span></text:p>
            <text:p text:style-name="P21">Délai final :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6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<text:s/>6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0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<text:s/>10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'145 jours' in licence_helper.annoncedDelay</text:span></text:p></office:annotation></text:span><text:span text:style-name="T10"><draw:control text:anchor-type="as-char" draw:z-index="94" draw:style-name="gr1" draw:text-style-name="P66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0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105" draw:style-name="gr1" draw:text-style-name="P66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4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4"><text:span text:style-name="T68">do text if not licence_helper.divergence</text:span></text:p></office:annotation><draw:control text:anchor-type="as-char" draw:z-index="126" draw:style-name="gr1" draw:text-style-name="P66" svg:width="0.447cm" svg:height="0.399cm" draw:control="control127"/><text:span text:style-name="T67">ÉCART</text:span> <text:s/></text:p>
                  <text:p text:style-name="P62"><office:annotation><dc:creator>Auteur inconnu</dc:creator><dc:date>2017-05-16T15:02:40</dc:date><text:p text:style-name="P64"><text:span text:style-name="T68">do text if licence_helper.divergence</text:span></text:p></office:annotation><draw:control text:anchor-type="as-char" draw:z-index="127" draw:style-name="gr1" draw:text-style-name="P66" svg:width="0.447cm" svg:height="0.399cm" draw:control="control128"/><text:span text:style-name="T67">ÉCART</text:span>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4"><text:span text:style-name="T68">do text if not licence_helper.derogation</text:span></text:p></office:annotation><draw:control text:anchor-type="as-char" draw:z-index="128" draw:style-name="gr1" draw:text-style-name="P66" svg:width="0.447cm" svg:height="0.399cm" draw:control="control129"/><text:span text:style-name="T67">DÉROGATION</text:span></text:p>
                  <text:p text:style-name="P61"><office:annotation><dc:creator>Auteur inconnu</dc:creator><dc:date>2017-05-16T15:03:23</dc:date><text:p text:style-name="P64"><text:span text:style-name="T68">do text if <text:s/>licence_helper.derogation</text:span></text:p></office:annotation><draw:control text:anchor-type="as-char" draw:z-index="129" draw:style-name="gr1" draw:text-style-name="P66" svg:width="0.447cm" svg:height="0.399cm" draw:control="control130"/><text:span text:style-name="T67">DÉROGATION</text:span>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not 'Ann' in licence_helper.inquiry_type</text:span></text:p></office:annotation></text:span><text:span text:style-name="T10"><draw:control text:anchor-type="as-char" draw:z-index="104" draw:style-name="gr1" draw:text-style-name="P66" svg:width="0.447cm" svg:height="0.399cm" draw:control="control105"/></text:span><text:span text:style-name="T10"><text:s/>ANNONCE DE PROJET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6">text</text:span><text:span text:style-name="T68"> if 'Ann' in licence_helper.inquiry_type</text:span></text:p></office:annotation></text:span><text:span text:style-name="T42"><draw:control text:anchor-type="as-char" draw:z-index="103" draw:style-name="gr1" draw:text-style-name="P66" svg:width="0.447cm" svg:height="0.399cm" draw:control="control104"/></text:span><text:span text:style-name="T42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not 'Enq' in licence_helper.inquiry_type</text:span></text:p></office:annotation></text:span><text:span text:style-name="T10"><draw:control text:anchor-type="as-char" draw:z-index="102" draw:style-name="gr1" draw:text-style-name="P66" svg:width="0.447cm" svg:height="0.399cm" draw:control="control103"/></text:span><text:span text:style-name="T10"><text:s/></text:span><text:span text:style-name="T11">ENQUÊTE</text:span><text:span text:style-name="T10"> PUBLIQUE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6">text</text:span><text:span text:style-name="T68"> if 'Enq' in licence_helper.inquiry_type</text:span></text:p></office:annotation></text:span><text:span text:style-name="T42"><draw:control text:anchor-type="as-char" draw:z-index="101" draw:style-name="gr1" draw:text-style-name="P66" svg:width="0.447cm" svg:height="0.399cm" draw:control="control102"/></text:span><text:span text:style-name="T42"><text:s/></text:span><text:span text:style-name="T43">ENQUÊTE</text:span><text:span text:style-name="T42"> PUBLIQUE</text:span></text:p>
          </table:table-cell>
          <table:covered-table-cell/>
          <table:table-cell table:style-name="Tableau11.B7" office:value-type="string">
            <text:p text:style-name="P7"><office:annotation><dc:creator>Auteur inconnu</dc:creator><dc:date>2021-03-18T11:44:17.018194608</dc:date><text:p text:style-name="P65"><text:span text:style-name="T72">do </text:span><text:span text:style-name="T73">text</text:span><text:span text:style-name="T72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15"><office:annotation><dc:creator>Auteur inconnu</dc:creator><dc:date>2021-03-18T11:44:46.979436324</dc:date><text:p text:style-name="P65"><text:span text:style-name="T72">do </text:span><text:span text:style-name="T73">text</text:span><text:span text:style-name="T72"> if 'Ann' in licence_helper.inquiry_type</text:span>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ext:soft-page-break/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6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2"><office:annotation><dc:creator>Ngaha </dc:creator><dc:date>2015-06-16T14:05:28</dc:date><text:p text:style-name="P64"><text:span text:style-name="T68">do text if not licence_helper.roadCoating</text:span></text:p></office:annotation><draw:control text:anchor-type="as-char" draw:z-index="109" draw:style-name="gr1" draw:text-style-name="P66" svg:width="0.447cm" svg:height="0.399cm" draw:control="control110"/>revêtement en </text:p>
                  <text:p text:style-name="P52"><office:annotation><dc:creator>Ngaha </dc:creator><dc:date>2015-06-16T14:04:23</dc:date><text:p text:style-name="P64"><text:span text:style-name="T68">do text if licence_helper.roadCoating</text:span></text:p></office:annotation><draw:control text:anchor-type="as-char" draw:z-index="108" draw:style-name="gr1" draw:text-style-name="P66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52"><office:annotation><dc:creator>Ngaha </dc:creator><dc:date>2015-06-16T13:40:43</dc:date><text:p text:style-name="P65"><text:span text:style-name="T75">do text if not licence.getWater()</text:span></text:p></office:annotation><draw:control text:anchor-type="as-char" draw:z-index="110" draw:style-name="gr1" draw:text-style-name="P66" svg:width="0.447cm" svg:height="0.399cm" draw:control="control111"/>eau</text:p>
                  <text:p text:style-name="P52"><office:annotation><dc:creator>Ngaha </dc:creator><dc:date>2015-06-16T13:41:59</dc:date><text:p text:style-name="P65"><text:span text:style-name="T75">do text if licence.getWater()</text:span></text:p></office:annotation><draw:control text:anchor-type="as-char" draw:z-index="111" draw:style-name="gr1" draw:text-style-name="P66" svg:width="0.447cm" svg:height="0.399cm" draw:control="control112"/>eau</text:p>
                </table:table-cell>
                <table:table-cell table:style-name="Tableau14.A1" office:value-type="string">
                  <text:p text:style-name="P52"><office:annotation><dc:creator>Ngaha </dc:creator><dc:date>2015-06-16T14:04:05</dc:date><text:p text:style-name="P65"><text:span text:style-name="T72">do text if not licence.getElectricity()</text:span></text:p></office:annotation><draw:control text:anchor-type="as-char" draw:z-index="112" draw:style-name="gr1" draw:text-style-name="P66" svg:width="0.447cm" svg:height="0.399cm" draw:control="control113"/>électricité</text:p>
                  <text:p text:style-name="P52"><office:annotation><dc:creator>Ngaha </dc:creator><dc:date>2015-06-16T13:42:53</dc:date><text:p text:style-name="P65"><text:span text:style-name="T72">do text if <text:s/>licence.getElectricity()</text:span></text:p></office:annotation><draw:control text:anchor-type="as-char" draw:z-index="113" draw:style-name="gr1" draw:text-style-name="P66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2"><office:annotation><dc:creator>Ngaha </dc:creator><dc:date>2015-06-16T14:07:58</dc:date><text:p text:style-name="P64"><text:span text:style-name="T68">do text if not self.roadEquipments.__str__().count(u"'epuration'")</text:span></text:p></office:annotation><draw:control text:anchor-type="as-char" draw:z-index="115" draw:style-name="gr1" draw:text-style-name="P66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2"><office:annotation><dc:creator>Ngaha </dc:creator><dc:date>2015-06-16T14:06:11</dc:date><text:p text:style-name="P64"><text:span text:style-name="T68">do text if self.roadEquipments.__str__().count(u"'epuration'")</text:span></text:p></office:annotation><draw:control text:anchor-type="as-char" draw:z-index="114" draw:style-name="gr1" draw:text-style-name="P66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2"><office:annotation><dc:creator>Ngaha </dc:creator><dc:date>2015-06-16T14:14:11</dc:date><text:p text:style-name="P64"><text:span text:style-name="T68">do text if not self.roadEquipments.__str__().count(u"'pascollecteeaux'")</text:span></text:p></office:annotation><draw:control text:anchor-type="as-char" draw:z-index="116" draw:style-name="gr1" draw:text-style-name="P66" svg:width="0.447cm" svg:height="0.399cm" draw:control="control117"/>pas d'égout</text:p>
                  <text:p text:style-name="P52"><office:annotation><dc:creator>Ngaha </dc:creator><dc:date>2015-06-16T14:13:36</dc:date><text:p text:style-name="P64"><text:span text:style-name="T68">do text if self.roadEquipments.__str__().count(u"'pascollecteeaux'")</text:span></text:p></office:annotation><draw:control text:anchor-type="as-char" draw:z-index="117" draw:style-name="gr1" draw:text-style-name="P66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2">Situation au PASH :</text:p>
                  <text:p text:style-name="P52"><text:text-input text:description="">licence.pash</text:text-input>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19" draw:style-name="gr1" draw:text-style-name="P66" svg:width="0.447cm" svg:height="0.399cm" draw:control="control120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18" draw:style-name="gr1" draw:text-style-name="P66" svg:width="0.447cm" svg:height="0.399cm" draw:control="control119"/>classé ou assimilé</text:p>
                </table:table-cell>
                <table:table-cell table:style-name="Tableau15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21" draw:style-name="gr1" draw:text-style-name="P66" svg:width="0.447cm" svg:height="0.399cm" draw:control="control122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20" draw:style-name="gr1" draw:text-style-name="P66" svg:width="0.447cm" svg:height="0.399cm" draw:control="control121"/>zone de protection</text:p>
                </table:table-cell>
                <table:table-cell table:style-name="Tableau15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22" draw:style-name="gr1" draw:text-style-name="P66" svg:width="0.447cm" svg:height="0.399cm" draw:control="control123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23" draw:style-name="gr1" draw:text-style-name="P66" svg:width="0.447cm" svg:height="0.399cm" draw:control="control124"/>repris à l'inventaire</text:p>
                </table:table-cell>
                <table:table-cell table:style-name="Tableau15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24" draw:style-name="gr1" draw:text-style-name="P66" svg:width="0.447cm" svg:height="0.399cm" draw:control="control125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25" draw:style-name="gr1" draw:text-style-name="P66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07" draw:style-name="gr1" draw:text-style-name="P66" svg:width="0.447cm" svg:height="0.399cm" draw:control="control108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106" draw:style-name="gr1" draw:text-style-name="P66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6" svg:width="0.447cm" svg:height="0.399cm" draw:control="control77"/>favorable <text:s text:c="3"/><text:bookmark text:name="Unknown55"/><draw:control text:anchor-type="as-char" draw:z-index="75" draw:style-name="gr1" draw:text-style-name="P66" svg:width="0.447cm" svg:height="0.399cm" draw:control="control76"/>favorable conditionnel <text:s text:c="4"/><text:bookmark text:name="Unknown56"/><draw:control text:anchor-type="as-char" draw:z-index="74" draw:style-name="gr1" draw:text-style-name="P66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6" svg:width="0.447cm" svg:height="0.399cm" draw:control="control78"/>du <text:s/>…………………… <text:s text:c="5"/><text:bookmark text:name="Unknown58"/><draw:control text:anchor-type="as-char" draw:z-index="79" draw:style-name="gr1" draw:text-style-name="P66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6" svg:width="0.447cm" svg:height="0.399cm" draw:control="control79"/><text:s/>s’écartant de l’<text:span text:style-name="T15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pan text:style-name="T5">Envoyé le</text:span> ........................................ <text:span text:style-name="T48">(date réelle d’envoi)</text:span><text:span text:style-name="T5">, par le Collège :</text:span></text:p>
      <text:p text:style-name="P1"/>
      <text:p text:style-name="P44"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29"/>
      <text:p text:style-name="P29"/>
      <text:p text:style-name="P63">AMENAGEMENT DU TERRITOIRE ET URBANISME</text:p>
      <text:p text:style-name="P30">FORMULAIRE D'ENVOI D'UN DOSSIER AU FONCTIONNAIRE DELEGUE</text:p>
      <text:p text:style-name="P30"><text:s/><text:span text:style-name="T6">par le collège de la ville de </text:span><text:span text:style-name="Police_20_par_20_défaut"><text:span text:style-name="T30"><text:text-input text:description="">tool.getCityName()</text:text-input></text:span></text:span><text:span text:style-name="T6"><text:tab/><text:tab/></text:span>Références communales<text:span text:style-name="T39"> : </text:span><text:span text:style-name="T39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1.A2" office:value-type="string">
            <text:p text:style-name="P3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3" table:number-columns-spanned="2" office:value-type="string">
            <text:p text:style-name="P35"/>
          </table:table-cell>
          <table:covered-table-cell/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><office:annotation><dc:creator>Ngaha </dc:creator><dc:date>2015-06-08T13:37:51</dc:date><text:p text:style-name="P64"><text:span text:style-name="T70">do text if not self.folderCategory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4"><office:annotation><dc:creator>Ngaha </dc:creator><dc:date>2015-06-08T13:43:27</dc:date><text:p text:style-name="P64"><text:span text:style-name="T68">do text if not self.folderCategory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4"><office:annotation><dc:creator>Ngaha </dc:creator><dc:date>2015-06-08T14:03:02</dc:date><text:p text:style-name="P64"><text:span text:style-name="T68">do text if not self.folderCategory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4"><office:annotation><dc:creator>Ngaha </dc:creator><dc:date>2015-06-08T14:03:42</dc:date><text:p text:style-name="P64"><text:span text:style-name="T68">do text if self.folderCategory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4"><office:annotation><dc:creator>Ngaha </dc:creator><dc:date>2015-06-08T14:04:17</dc:date><text:p text:style-name="P64"><text:span text:style-name="T68">do text if not self.folderCategory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4"><office:annotation><dc:creator>Ngaha </dc:creator><dc:date>2015-06-08T14:04:46</dc:date><text:p text:style-name="P64"><text:span text:style-name="T68">do text if self.folderCategory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4"><office:annotation><dc:creator>Ngaha </dc:creator><dc:date>2015-06-08T14:05:06</dc:date><text:p text:style-name="P64"><text:span text:style-name="T68">do text if not self.folderCategory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8">do text if self.folderCategory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8">do text if not self.folderCategory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8">do text if self.folderCategory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8">do text if not self.folderCategory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8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8">do text if not self.folderCategory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8">do text if self.folderCategory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6"><text:span text:style-name="T37">PERMIS INTEGRE COMMERCIAL :</text:span> <text:s/><draw:control text:anchor-type="as-char" draw:z-index="48" draw:style-name="gr1" draw:text-style-name="P66" svg:width="0.447cm" svg:height="0.399cm" draw:control="control49"/><text:s/>PIUR : </text:p>
          </table:table-cell>
          <table:table-cell table:style-name="Tableau2.B1" office:value-type="string">
            <text:p text:style-name="P32"><text:span text:style-name="T10"><office:annotation><dc:creator>Ngaha </dc:creator><dc:date>2015-06-08T13:56:55</dc:date><text:p text:style-name="P64"><text:span text:style-name="T68">do text if not self.folderCategory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8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8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8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8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2"><text:span text:style-name="T14"><office:annotation><dc:creator>Ngaha </dc:creator><dc:date>2015-06-08T14:11:26</dc:date><text:p text:style-name="P64"><text:span text:style-name="T68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2"><office:annotation><dc:creator>Ngaha </dc:creator><dc:date>2015-06-08T14:12:50</dc:date><text:p text:style-name="P64"><text:span text:style-name="T68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8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8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8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8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8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8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8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text:anchor-type="as-char" draw:z-index="49" draw:style-name="gr1" draw:text-style-name="P66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6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2"><text:span text:style-name="T1">DEMANDEUR : </text:span><text:span text:style-name="T3">n</text:span><text:span text:style-name="T10">om, prénom</text:span></text:p>
            <text:p text:style-name="P34"><text:s text:c="28"/>Adresse</text:p>
            <text:p text:style-name="P34"><text:s text:c="28"/>Tél.</text:p>
          </table:table-cell>
          <table:table-cell table:style-name="Tableau3.B1" table:number-columns-spanned="3" office:value-type="string">
            <text:p text:style-name="P37"><text:text-input text:description="Situation des travaux">self.getApplicantsSignaletic()</text:text-input></text:p>
            <text:p text:style-name="P37"><text:text-input text:description="">self.getApplicants()[0].getAddress()</text:text-input></text:p>
            <text:p text:style-name="P40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WorkLocationSignaletic()</text:text-input></text:p>
            <text:p text:style-name="P3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7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4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ate de dépôt dossier <text:span text:style-name="T13">complet</text:span></text:p>
          </table:table-cell>
          <table:table-cell table:style-name="Tableau3.A2" office:value-type="string">
            <text:p text:style-name="P2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4"><text:span text:style-name="T74">do text if urbanEventObj.getLastDeposit()</text:span></text:p></office:annotation></text:span></text:p>
          </table:table-cell>
          <table:table-cell table:style-name="Tableau3.C5" office:value-type="string">
            <text:p text:style-name="P37"><text:span text:style-name="T6">Délai de réponse annoncé :</text:span> <text:s text:c="3"/></text:p>
          </table:table-cell>
          <table:table-cell table:style-name="Tableau3.D5" office:value-type="string">
            <text:p text:style-name="P37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4">Autres dossiers connus sur le bien</text:p>
          </table:table-cell>
          <table:table-cell table:style-name="Tableau3.B8" table:number-columns-spanned="3" office:value-type="string">
            <text:p text:style-name="P3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8"><office:annotation><dc:creator>Ngaha </dc:creator><dc:date>2015-06-09T15:11:52</dc:date><text:p text:style-name="P64"><text:span text:style-name="T68">do text if not self.isInPCA</text:span></text:p></office:annotation><draw:control text:anchor-type="as-char" draw:z-index="31" draw:style-name="gr1" draw:text-style-name="P66" svg:width="0.447cm" svg:height="0.399cm" draw:control="control32"/>Un PCA de réf. : </text:p>
                  <text:p text:style-name="P38"><office:annotation><dc:creator>Ngaha </dc:creator><dc:date>2015-06-09T15:13:02</dc:date><text:p text:style-name="P64"><text:span text:style-name="T68">do text if self.isInPCA</text:span></text:p></office:annotation><draw:control text:anchor-type="as-char" draw:z-index="32" draw:style-name="gr1" draw:text-style-name="P66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4"><text:span text:style-name="T68">do text</text:span></text:p><text:p text:style-name="P64"><text:span text:style-name="T68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8"><office:annotation><dc:creator>Ngaha </dc:creator><dc:date>2015-06-09T15:14:32</dc:date><text:p text:style-name="P64"><text:span text:style-name="T68">do text if not self.isInSubdivision</text:span></text:p></office:annotation><text:s/><draw:control text:anchor-type="as-char" draw:z-index="33" draw:style-name="gr1" draw:text-style-name="P66" svg:width="0.447cm" svg:height="0.399cm" draw:control="control34"/>un lotissement de réf. :</text:p>
                  <text:p text:style-name="P38"><office:annotation><dc:creator>Ngaha </dc:creator><dc:date>2015-06-09T15:15:29</dc:date><text:p text:style-name="P64"><text:span text:style-name="T68">do text if self.isInSubdivision</text:span></text:p></office:annotation><text:s/><draw:control text:anchor-type="as-char" draw:z-index="34" draw:style-name="gr1" draw:text-style-name="P66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4"><text:span text:style-name="T68">do text</text:span></text:p><text:p text:style-name="P64"><text:span text:style-name="T68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8"><office:annotation><dc:creator>Ngaha </dc:creator><dc:date>2015-06-16T10:23:07</dc:date><text:p text:style-name="P64"><text:span text:style-name="T68">do text if not self.getValueForTemplate('derogation').count(u'au Plan de secteur')</text:span></text:p></office:annotation><draw:control text:anchor-type="as-char" draw:z-index="39" draw:style-name="gr1" draw:text-style-name="P66" svg:width="0.447cm" svg:height="0.399cm" draw:control="control40"/>au plan de secteur</text:p>
                  <text:p text:style-name="P38"><office:annotation><dc:creator>Ngaha </dc:creator><dc:date>2015-06-16T10:25:27</dc:date><text:p text:style-name="P64"><text:span text:style-name="T68">do text if self.getValueForTemplate('derogation').count(u'au Plan de secteur')</text:span></text:p></office:annotation><draw:control text:anchor-type="as-char" draw:z-index="40" draw:style-name="gr1" draw:text-style-name="P66" svg:width="0.447cm" svg:height="0.399cm" draw:control="control41"/>au plan de secteur</text:p>
                </table:table-cell>
                <table:table-cell table:style-name="Tableau5.A1" office:value-type="string">
                  <text:p text:style-name="P38"><office:annotation><dc:creator>Ngaha </dc:creator><dc:date>2015-06-16T10:26:21</dc:date><text:p text:style-name="P64"><text:span text:style-name="T68">do text if not self.derogation.count(u"au Plan Communal d'Am\xe9nagement")</text:span></text:p></office:annotation><draw:control text:anchor-type="as-char" draw:z-index="38" draw:style-name="gr1" draw:text-style-name="P66" svg:width="0.447cm" svg:height="0.399cm" draw:control="control39"/>au PCA.</text:p>
                  <text:p text:style-name="P38"><office:annotation><dc:creator>Ngaha </dc:creator><dc:date>2015-06-16T10:30:51</dc:date><text:p text:style-name="P64"><text:span text:style-name="T68">do text if self.derogation.count(u"au Plan Communal d'Am\xe9nagement")</text:span></text:p></office:annotation><draw:control text:anchor-type="as-char" draw:z-index="41" draw:style-name="gr1" draw:text-style-name="P66" svg:width="0.447cm" svg:height="0.399cm" draw:control="control42"/>au PCA.</text:p>
                </table:table-cell>
                <table:table-cell table:style-name="Tableau5.A1" office:value-type="string">
                  <text:p text:style-name="P38"><office:annotation><dc:creator>Ngaha </dc:creator><dc:date>2015-06-16T10:34:32</dc:date><text:p text:style-name="P64"><text:span text:style-name="T68">do text if not self.derogation.count(u"au Lotissement")</text:span></text:p></office:annotation><draw:control text:anchor-type="as-char" draw:z-index="37" draw:style-name="gr1" draw:text-style-name="P66" svg:width="0.447cm" svg:height="0.399cm" draw:control="control38"/>au lotissement</text:p>
                  <text:p text:style-name="P38"><office:annotation><dc:creator>Ngaha </dc:creator><dc:date>2015-06-16T10:35:59</dc:date><text:p text:style-name="P64"><text:span text:style-name="T68">do text if self.derogation.count(u"au Lotissement")</text:span></text:p></office:annotation><draw:control text:anchor-type="as-char" draw:z-index="42" draw:style-name="gr1" draw:text-style-name="P66" svg:width="0.447cm" svg:height="0.399cm" draw:control="control43"/>au lotissement</text:p>
                </table:table-cell>
                <table:table-cell table:style-name="Tableau5.A1" office:value-type="string">
                  <text:p text:style-name="P38"><office:annotation><dc:creator>Ngaha </dc:creator><dc:date>2015-06-16T10:37:04</dc:date><text:p text:style-name="P64"><text:span text:style-name="T68">do text if not self.derogation.count(u"au R\xe8glement Communal d'Urbanisme")</text:span></text:p></office:annotation><draw:control text:anchor-type="as-char" draw:z-index="36" draw:style-name="gr1" draw:text-style-name="P66" svg:width="0.447cm" svg:height="0.399cm" draw:control="control37"/>au RCU</text:p>
                  <text:p text:style-name="P38"><office:annotation><dc:creator>Ngaha </dc:creator><dc:date>2015-06-16T10:37:48</dc:date><text:p text:style-name="P64"><text:span text:style-name="T68">do text if self.derogation.count(u"au R\xe8glement Communal d'Urbanisme")</text:span></text:p></office:annotation><draw:control text:anchor-type="as-char" draw:z-index="43" draw:style-name="gr1" draw:text-style-name="P66" svg:width="0.447cm" svg:height="0.399cm" draw:control="control44"/>au RCU </text:p>
                </table:table-cell>
                <table:table-cell table:style-name="Tableau5.A1" office:value-type="string">
                  <text:p text:style-name="P38"><office:annotation><dc:creator>Ngaha </dc:creator><dc:date>2015-06-16T10:33:04</dc:date><text:p text:style-name="P64"><text:span text:style-name="T68">do text if not self.derogation.count(u"au R\xe8glement R\xe9gional d'Urbanisme")</text:span></text:p></office:annotation><text:s/><draw:control text:anchor-type="as-char" draw:z-index="35" draw:style-name="gr1" draw:text-style-name="P66" svg:width="0.447cm" svg:height="0.399cm" draw:control="control36"/>au règl. rég. d'urb.</text:p>
                  <text:p text:style-name="P38"><office:annotation><dc:creator>Ngaha </dc:creator><dc:date>2015-06-16T10:33:44</dc:date><text:p text:style-name="P64"><text:span text:style-name="T68">do text if self.derogation.count(u"au R\xe8glement R\xe9gional d'Urbanisme")</text:span></text:p></office:annotation><text:s/><draw:control text:anchor-type="as-char" draw:z-index="44" draw:style-name="gr1" draw:text-style-name="P66" svg:width="0.447cm" svg:height="0.399cm" draw:control="control45"/>au règl. rég. d'urb.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Publicité - enquête</text:p>
          </table:table-cell>
          <table:table-cell table:style-name="Tableau3.B2" table:number-columns-spanned="3" office:value-type="string">
            <text:p text:style-name="P37"><office:annotation><dc:creator>Ngaha </dc:creator><dc:date>2015-06-08T15:34:10</dc:date><text:p text:style-name="P65"><text:span text:style-name="T72">do </text:span><text:span text:style-name="T73">text</text:span><text:span text:style-name="T72"> if not 'Enq' in licence_helper.inquiry_type</text:span></text:p></office:annotation><text:s/><draw:control text:anchor-type="as-char" draw:z-index="130" draw:style-name="gr1" draw:text-style-name="P66" svg:width="0.447cm" svg:height="0.399cm" draw:control="control131"/>oui <text:s/><draw:control text:anchor-type="as-char" draw:z-index="131" draw:style-name="gr1" draw:text-style-name="P66" svg:width="0.447cm" svg:height="0.399cm" draw:control="control132"/>du <text:s text:c="14"/>au <text:s text:c="14"/>Réclamation ? <text:s/><draw:control text:anchor-type="as-char" draw:z-index="132" draw:style-name="gr1" draw:text-style-name="P66" svg:width="0.447cm" svg:height="0.399cm" draw:control="control133"/></text:p>
            <text:p text:style-name="P37"><office:annotation><dc:creator>Ngaha </dc:creator><dc:date>2015-06-08T15:32:55</dc:date><text:p text:style-name="P65"><text:span text:style-name="T72">do </text:span><text:span text:style-name="T73">text</text:span><text:span text:style-name="T72"> if 'Enq' in licence_helper.inquiry_type</text:span></text:p></office:annotation><text:s/><draw:control text:anchor-type="as-char" draw:z-index="133" draw:style-name="gr1" draw:text-style-name="P66" svg:width="0.447cm" svg:height="0.399cm" draw:control="control134"/>oui <text:s/><draw:control text:anchor-type="as-char" draw:z-index="134" draw:style-name="gr1" draw:text-style-name="P66" svg:width="0.447cm" svg:height="0.399cm" draw:control="control135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135" draw:style-name="gr1" draw:text-style-name="P66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8"><office:annotation><dc:creator>Ngaha </dc:creator><dc:date>2015-06-16T11:25:37</dc:date><text:p text:style-name="P64"><text:span text:style-name="T68">do text if self.roadAdaptation.count(u"Non")</text:span></text:p></office:annotation><draw:control text:anchor-type="as-char" draw:z-index="45" draw:style-name="gr1" draw:text-style-name="P66" svg:width="0.447cm" svg:height="0.399cm" draw:control="control46"/>oui</text:p>
                  <text:p text:style-name="P38"><office:annotation><dc:creator>Ngaha </dc:creator><dc:date>2015-06-16T11:28:48</dc:date><text:p text:style-name="P64"><text:span text:style-name="T68">do text if self.roadAdaptation.count(u"Oui")</text:span></text:p></office:annotation><draw:control text:anchor-type="as-char" draw:z-index="46" draw:style-name="gr1" draw:text-style-name="P66" svg:width="0.447cm" svg:height="0.399cm" draw:control="control47"/>oui</text:p>
                  <text:p text:style-name="P38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8">do text if not self.roadType.count(u"Provinciale"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1">Équipement de la voirie</text:p>
            <text:p text:style-name="P41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2" office:value-type="string">
                  <text:p text:style-name="P38"/>
                </table:table-cell>
                <table:covered-table-cell/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3" office:value-type="string">
                  <text:p text:style-name="P38"/>
                </table:table-cell>
                <table:covered-table-cell/>
                <table:covered-table-cell/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4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7"><text:text-input text:description="Bien-Parcelles">self.solicitOpinionsTo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1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7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37"><text:text-input text:description="Bien-Parcelles">folderZoneValue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4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36" draw:style-name="gr1" draw:text-style-name="P66" svg:width="0.447cm" svg:height="0.399cm" draw:control="control137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37" draw:style-name="gr1" draw:text-style-name="P66" svg:width="0.447cm" svg:height="0.399cm" draw:control="control138"/>classé ou assimilé</text:p>
                </table:table-cell>
                <table:table-cell table:style-name="Tableau4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38" draw:style-name="gr1" draw:text-style-name="P66" svg:width="0.447cm" svg:height="0.399cm" draw:control="control139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39" draw:style-name="gr1" draw:text-style-name="P66" svg:width="0.447cm" svg:height="0.399cm" draw:control="control140"/>zone de protection</text:p>
                </table:table-cell>
                <table:table-cell table:style-name="Tableau4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40" draw:style-name="gr1" draw:text-style-name="P66" svg:width="0.447cm" svg:height="0.399cm" draw:control="control141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41" draw:style-name="gr1" draw:text-style-name="P66" svg:width="0.447cm" svg:height="0.399cm" draw:control="control142"/>repris à l'inventaire</text:p>
                </table:table-cell>
                <table:table-cell table:style-name="Tableau4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42" draw:style-name="gr1" draw:text-style-name="P66" svg:width="0.447cm" svg:height="0.399cm" draw:control="control143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43" draw:style-name="gr1" draw:text-style-name="P66" svg:width="0.447cm" svg:height="0.399cm" draw:control="control144"/>à l'atlas archéologique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4">Etude d'incidence ?</text:p>
          </table:table-cell>
          <table:table-cell table:style-name="Tableau3.B2" table:number-columns-spanned="3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47" draw:style-name="gr1" draw:text-style-name="P66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ext:soft-page-break/>
        <table:table-row table:style-name="Tableau3.16">
          <table:table-cell table:style-name="Tableau3.A16" office:value-type="string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7"/>
            <text:p text:style-name="P37"/>
            <text:p text:style-name="P37"/>
            <text:p text:style-name="P39">(suite au verso : <draw:control text:anchor-type="as-char" draw:z-index="51" draw:style-name="gr1" draw:text-style-name="P66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4">Annexes jointes</text:p>
          </table:table-cell>
          <table:table-cell table:style-name="Tableau3.B17" table:number-columns-spanned="3" office:value-type="string">
            <text:p text:style-name="P38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2">Décision finale du collège</text:p>
          </table:table-cell>
          <table:table-cell table:style-name="Tableau3.B18" table:number-columns-spanned="3" office:value-type="string">
            <text:p text:style-name="P48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6"/>
      <text:p text:style-name="P43"><text:span text:style-name="Police_20_par_20_défaut"><text:span text:style-name="T31"><text:text-input text:description="">tool.getCityName()</text:text-input></text:span></text:span>, le</text:p>
      <text:p text:style-name="P42"><text:tab/><text:tab/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Calibri2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9-02T15:42:59.225397421</dc:date>
    <meta:editing-duration>P3DT17H54M41S</meta:editing-duration>
    <meta:editing-cycles>679</meta:editing-cycles>
    <meta:generator>LibreOffice/6.4.6.2$Linux_X86_64 LibreOffice_project/40$Build-2</meta:generator>
    <meta:document-statistic meta:table-count="16" meta:image-count="0" meta:object-count="0" meta:page-count="4" meta:paragraph-count="235" meta:word-count="1258" meta:character-count="8886" meta:non-whitespace-character-count="7512"/>
  </office:meta>
</office:document-meta>
</file>